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ext_20_body">
      <style:paragraph-properties fo:break-before="column"/>
    </style:style>
    <style:style style:name="P2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1"/>
      </text:user-field-decls>
      <text:p text:style-name="Text_20_body">{{image(summaryChart,{width:'100%'})}}</text:p>
      <text:p text:style-name="Text_20_body"/>
      <text:p text:style-name="P1"><text:line-break/></text:p>
      <text:p text:style-name="Text_20_body">Eindscore Melken: {{eindscore_melken}}</text:p>
      <text:p text:style-name="Text_20_body">Eindscore Voeding: {{eindscore_voeding}}</text:p>
      <text:p text:style-name="Text_20_body">Eindscore Huisvesting: {{eindscore_huisvesting}}</text:p>
      <text:p text:style-name="Text_20_body">Eindscore Dierwelzijn: {{eindscore_dierwelzijn}}</text:p>
      <text:p text:style-name="Text_20_body">Eindscore Werkroutines: {{eindscore_werkroutines}}</text:p>
      <text:p text:style-name="Text_20_body">Eindscore Dierziekte-incidentie: {{eindscore_dierziekte}}</text:p>
      <text:p text:style-name="Text_20_body">Eindscore Jongvee-opfok: {{eindscore_jongvee}}</text:p>
      <text:p text:style-name="Text_20_body"/>
      <text:p text:style-name="Text_20_body">{% for chart in endScoreCharts %}{{image(chart,{width:'100%'})}}</text:p>
      <text:p text:style-name="Text_20_body">{% endfor %}</text:p>
      <text:p text:style-name="P2">{% for groupTitle,fields in groups %}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{{groupTitle}}</text:p>
          </table:table-cell>
          <table:table-cell table:style-name="Table2.B1" office:value-type="string">
            <text:p text:style-name="Text_20_body"/>
          </table:table-cell>
        </table:table-row>
        <table:table-row>
          <table:table-cell table:style-name="Table2.A2" office:value-type="string">
            <text:p text:style-name="Text_20_body">{% for field in fields %}{{field.label}}</text:p>
          </table:table-cell>
          <table:table-cell table:style-name="Table2.B2" office:value-type="string">
            <text:p text:style-name="Text_20_body">{% if field.type == 'image' %}{{image(field.value,{width:'100%'})}}{% else %}{{field.value}}{% endif %}{% endfor %}</text:p>
          </table:table-cell>
        </table:table-row>
      </table:table>
      <text:p text:style-name="Text_20_body">{% endfor %}</text:p>
      <text:p text:style-name="Text_20_body"/>
      <text:p text:style-name="P2">{% for groupTitle,fields in groups2 %}{{groupTitle}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{% for field in fields %}{{field.label}}</text:p>
          </table:table-cell>
          <table:table-cell table:style-name="Table1.B1" office:value-type="string">
            <text:p text:style-name="Text_20_body">{{field.value}}{% endfor %}</text:p>
          </table:table-cell>
        </table:table-row>
      </table:table>
      <text:p text:style-name="Text_20_body">{% endfor %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Cyril PIERRE de GEYERR</meta:initial-creator>
    <meta:creation-date>2008-09-02T10:04:05</meta:creation-date>
    <dc:date>2014-04-28T16:00:48.878169584</dc:date>
    <meta:editing-cycles>130</meta:editing-cycles>
    <meta:editing-duration>PT1H45M45S</meta:editing-duration>
    <dc:creator>Bart Huttinga</dc:creator>
    <meta:document-statistic meta:table-count="2" meta:image-count="0" meta:object-count="0" meta:page-count="3" meta:paragraph-count="20" meta:word-count="77" meta:character-count="791" meta:non-whitespace-character-count="732"/>
    <meta:user-defined meta:name="Info 1"/>
    <meta:user-defined meta:name="Info 2"/>
    <meta:user-defined meta:name="Info 3"/>
    <meta:user-defined meta:name="Info 4"/>
  </office:meta>
</office:document-meta>
</file>